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987in" svg:x="0.2386in" svg:y="3.5575in">
            <draw:object draw:notify-on-update-of-ranges="Sheet1.C2:Sheet1.C6 Sheet1.D1:Sheet1.D1 Sheet1.D2:Sheet1.D6 Sheet1.E1:Sheet1.E1 Sheet1.E2:Sheet1.E6 Sheet1.F1:Sheet1.F1 Sheet1.F2:Sheet1.F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76in" svg:x="0.2925in" svg:y="7.5346in">
            <draw:object draw:notify-on-update-of-ranges="Sheet1.C9:Sheet1.C13 Sheet1.D8:Sheet1.D8 Sheet1.D9:Sheet1.D13 Sheet1.E8:Sheet1.E8 Sheet1.E9:Sheet1.E13 Sheet1.F8:Sheet1.F8 Sheet1.F9:Sheet1.F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76in" svg:x="0.2276in" svg:y="10.5902in">
            <draw:object draw:notify-on-update-of-ranges="Sheet1.C15:Sheet1.C19 Sheet1.D14:Sheet1.D14 Sheet1.D15:Sheet1.D19 Sheet1.E14:Sheet1.E14 Sheet1.E15:Sheet1.E19 Sheet1.F14:Sheet1.F14 Sheet1.F15:Sheet1.F1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Size of VM = 1 G</text:p>
          </table:table-cell>
          <table:table-cell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style-name="ce1" office:value-type="string" calcext:value-type="string">
            <text:p>Workload D</text:p>
          </table:table-cell>
          <table:table-cell table:style-name="ce1" office:value-type="string" calcext:value-type="string">
            <text:p>Cleanup</text:p>
          </table:table-cell>
          <table:table-cell office:value-type="float" office:value="1000" calcext:value-type="float">
            <text:p>1000</text:p>
          </table:table-cell>
          <table:table-cell table:formula="of:=AVERAGE(2.75; 2.75; 1.25)" office:value-type="float" office:value="2.25" calcext:value-type="float">
            <text:p>2.25</text:p>
          </table:table-cell>
          <table:table-cell table:formula="of:=AVERAGE(8; 8; 2)" office:value-type="float" office:value="6" calcext:value-type="float">
            <text:p>6</text:p>
          </table:table-cell>
          <table:table-cell table:formula="of:=AVERAGE(8; 8; 2)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2" table:formula="of:=AVERAGE(5; 4; 1.25)" office:value-type="float" office:value="3.41666666666667" calcext:value-type="float">
            <text:p>3.4166666667</text:p>
          </table:table-cell>
          <table:table-cell table:formula="of:=AVERAGE(12; 13; 2)" office:value-type="float" office:value="9" calcext:value-type="float">
            <text:p>9</text:p>
          </table:table-cell>
          <table:table-cell table:formula="of:=AVERAGE(12; 13; 2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12.75; 24.5; 1.25)" office:value-type="float" office:value="12.8333333333333" calcext:value-type="float">
            <text:p>12.8333333333</text:p>
          </table:table-cell>
          <table:table-cell table:formula="of:=AVERAGE(48; 95; 2)" office:value-type="float" office:value="48.3333333333333" calcext:value-type="float">
            <text:p>48.3333333333</text:p>
          </table:table-cell>
          <table:table-cell table:formula="of:=AVERAGE(48; 95; 2)" office:value-type="float" office:value="48.3333333333333" calcext:value-type="float">
            <text:p>48.3333333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1.5; 1.25; 1.5)" office:value-type="float" office:value="1.41666666666667" calcext:value-type="float">
            <text:p>1.4166666667</text:p>
          </table:table-cell>
          <table:table-cell table:formula="of:=AVERAGE(2; 2; 2)" office:value-type="float" office:value="2" calcext:value-type="float">
            <text:p>2</text:p>
          </table:table-cell>
          <table:table-cell table:formula="of:=AVERAGE(2; 2; 2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uns <text:span text:style-name="T1">THREE TIMES</text:span> to get averages of all</text:p>
          </table:table-cell>
          <table:table-cell table:number-columns-repeated="3"/>
          <table:table-cell office:value-type="string" calcext:value-type="string">
            <text:p><text:span text:style-name="T2">Note: </text:span>Some trials may be outliers. Actual results may have been lower.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1" office:value-type="string" calcext:value-type="string">
            <text:p>Insert</text:p>
          </table:table-cell>
          <table:table-cell table:formula="of:=[.C2]" office:value-type="float" office:value="1000" calcext:value-type="float">
            <text:p>1000</text:p>
          </table:table-cell>
          <table:table-cell table:formula="of:=AVERAGE(12620.0397674094; 12347.4518038557; 3113.67081515784)" office:value-type="float" office:value="9360.38746214098" calcext:value-type="float">
            <text:p>9360.387462141</text:p>
          </table:table-cell>
          <table:table-cell table:formula="of:=AVERAGE(59199; 56575; 21055)" office:value-type="float" office:value="45609.6666666667" calcext:value-type="float">
            <text:p>45609.6666666667</text:p>
          </table:table-cell>
          <table:table-cell table:formula="of:=AVERAGE(105599; 103103; 40991)" office:value-type="float" office:value="83231" calcext:value-type="float">
            <text:p>8323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3]" office:value-type="float" office:value="10000" calcext:value-type="float">
            <text:p>10000</text:p>
          </table:table-cell>
          <table:table-cell table:formula="of:=AVERAGE(8946.64600476505; 2836.9408902505; 4958.62047969721)" office:value-type="float" office:value="5580.73579157092" calcext:value-type="float">
            <text:p>5580.7357915709</text:p>
          </table:table-cell>
          <table:table-cell table:formula="of:=AVERAGE(46047; 11191; 792)" office:value-type="float" office:value="19343.3333333333" calcext:value-type="float">
            <text:p>19343.3333333333</text:p>
          </table:table-cell>
          <table:table-cell table:formula="of:=AVERAGE(84671; 50431; 36671)" office:value-type="float" office:value="57257.6666666667" calcext:value-type="float">
            <text:p>57257.666666666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]" office:value-type="float" office:value="100000" calcext:value-type="float">
            <text:p>100000</text:p>
          </table:table-cell>
          <table:table-cell table:formula="of:=AVERAGE(4292.86175537961; 1289.26746757516; 996.97485007955)" office:value-type="float" office:value="2193.03469101144" calcext:value-type="float">
            <text:p>2193.0346910114</text:p>
          </table:table-cell>
          <table:table-cell table:formula="of:=AVERAGE(26815; 3723; 3663)" office:value-type="float" office:value="11400.3333333333" calcext:value-type="float">
            <text:p>11400.3333333333</text:p>
          </table:table-cell>
          <table:table-cell table:formula="of:=AVERAGE(61791; 12519; 13015)" office:value-type="float" office:value="29108.3333333333" calcext:value-type="float">
            <text:p>29108.333333333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]" office:value-type="float" office:value="1000000" calcext:value-type="float">
            <text:p>1000000</text:p>
          </table:table-cell>
          <table:table-cell table:formula="of:=AVERAGE(1394.57512038523; 3260.1942007405; 4495.4330119647)" office:value-type="float" office:value="3050.06744436348" calcext:value-type="float">
            <text:p>3050.0674443635</text:p>
          </table:table-cell>
          <table:table-cell table:formula="of:=AVERAGE(4075; 16943; 20415)" office:value-type="float" office:value="13811" calcext:value-type="float">
            <text:p>13811</text:p>
          </table:table-cell>
          <table:table-cell table:formula="of:=AVERAGE(11935; 51167; 42879)" office:value-type="float" office:value="35327" calcext:value-type="float">
            <text:p>35327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1" office:value-type="string" calcext:value-type="string">
            <text:p>Read</text:p>
          </table:table-cell>
          <table:table-cell table:formula="of:=[.C2]" office:value-type="float" office:value="1000" calcext:value-type="float">
            <text:p>1000</text:p>
          </table:table-cell>
          <table:table-cell table:formula="of:=AVERAGE(522.274454270081; 486.822293988606; 140.819638943283)" office:value-type="float" office:value="383.305462400657" calcext:value-type="float">
            <text:p>383.3054624007</text:p>
          </table:table-cell>
          <table:table-cell table:formula="of:=AVERAGE(914; 884; 298)" office:value-type="float" office:value="698.666666666667" calcext:value-type="float">
            <text:p>698.6666666667</text:p>
          </table:table-cell>
          <table:table-cell table:formula="of:=AVERAGE(10351; 9663; 880)" office:value-type="float" office:value="6964.66666666667" calcext:value-type="float">
            <text:p>6964.666666666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3]" office:value-type="float" office:value="10000" calcext:value-type="float">
            <text:p>10000</text:p>
          </table:table-cell>
          <table:table-cell table:formula="of:=AVERAGE(789.827030702498; 451.552397272169; 339.100961781348)" office:value-type="float" office:value="526.826796585338" calcext:value-type="float">
            <text:p>526.8267965853</text:p>
          </table:table-cell>
          <table:table-cell table:formula="of:=AVERAGE(1330; 1159; 723)" office:value-type="float" office:value="1070.66666666667" calcext:value-type="float">
            <text:p>1070.6666666667</text:p>
          </table:table-cell>
          <table:table-cell table:formula="of:=AVERAGE(17487; 4587; 6363)" office:value-type="float" office:value="9479" calcext:value-type="float">
            <text:p>947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]" office:value-type="float" office:value="100000" calcext:value-type="float">
            <text:p>100000</text:p>
          </table:table-cell>
          <table:table-cell table:formula="of:=AVERAGE(1314.82537792531; 430.956070022647; 459.717332752114)" office:value-type="float" office:value="735.166260233357" calcext:value-type="float">
            <text:p>735.1662602334</text:p>
          </table:table-cell>
          <table:table-cell table:formula="of:=AVERAGE(2565; 1360; 1390)" office:value-type="float" office:value="1771.66666666667" calcext:value-type="float">
            <text:p>1771.6666666667</text:p>
          </table:table-cell>
          <table:table-cell table:formula="of:=AVERAGE(35679; 3973; 7167)" office:value-type="float" office:value="15606.3333333333" calcext:value-type="float">
            <text:p>15606.333333333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]" office:value-type="float" office:value="1000000" calcext:value-type="float">
            <text:p>1000000</text:p>
          </table:table-cell>
          <table:table-cell table:formula="of:=AVERAGE(653.190435295108; 1482.16673822272; 1735.65188608517)" office:value-type="float" office:value="1290.336353201" calcext:value-type="float">
            <text:p>1290.336353201</text:p>
          </table:table-cell>
          <table:table-cell table:formula="of:=AVERAGE(2149; 3751; 10239)" office:value-type="float" office:value="5379.66666666667" calcext:value-type="float">
            <text:p>5379.6666666667</text:p>
          </table:table-cell>
          <table:table-cell table:formula="of:=AVERAGE(6171; 35007; 28175)" office:value-type="float" office:value="23117.6666666667" calcext:value-type="float">
            <text:p>23117.6666666667</text:p>
          </table:table-cell>
          <table:table-cell table:number-columns-repeated="2"/>
        </table:table-row>
        <table:table-row table:style-name="ro1" table:number-rows-repeated="3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=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15:24:41.7593209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08:29:56.552212322</meta:creation-date>
    <dc:date>2017-06-06T15:25:53.499432492</dc:date>
    <meta:editing-duration>PT8H5M36S</meta:editing-duration>
    <meta:editing-cycles>235</meta:editing-cycles>
    <meta:generator>LibreOffice/4.2.8.2$Linux_X86_64 LibreOffice_project/420m0$Build-2</meta:generator>
    <meta:document-statistic meta:table-count="1" meta:cell-count="7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0.128cm" xlink:href=".." xlink:type="simple" chart:class="chart:line" chart:style-name="ch1">
        <chart:title svg:x="6.343cm" svg:y="0.299cm" chart:style-name="ch2">
          <text:p>1G, Workload D, Cleanup Stage</text:p>
        </chart:title>
        <chart:legend chart:legend-position="end" svg:x="13.04cm" svg:y="4.267cm" style:legend-expansion="high" chart:style-name="ch3"/>
        <chart:plot-area chart:style-name="ch4" table:cell-range-address="Sheet1.C1:Sheet1.F6" chart:data-source-has-labels="both" svg:x="1.33cm" svg:y="1.345cm" svg:width="11.391cm" svg:height="7.6cm">
          <chartooo:coordinate-region svg:x="1.951cm" svg:y="1.544cm" svg:width="10.77cm" svg:height="6.754cm"/>
          <chart:axis chart:dimension="x" chart:name="primary-x" chart:style-name="ch5" chartooo:axis-type="auto">
            <chartooo:date-scale/>
            <chart:title svg:x="6.055cm" svg:y="9.147cm" chart:style-name="ch6">
              <text:p># of Records</text:p>
            </chart:title>
            <chart:categories table:cell-range-address="Sheet1.C2:Sheet1.C6"/>
            <chart:grid chart:style-name="ch7" chart:class="major"/>
          </chart:axis>
          <chart:axis chart:dimension="y" chart:name="primary-y" chart:style-name="ch5">
            <chart:title svg:x="0.451cm" svg:y="5.864cm" chart:style-name="ch8">
              <text:p>Time (us)</text:p>
            </chart:title>
            <chart:grid chart:style-name="ch7" chart:class="major"/>
          </chart:axis>
          <chart:series chart:style-name="ch9" chart:values-cell-range-address="Sheet1.D2:Sheet1.D6" chart:label-cell-address="Sheet1.D1:Sheet1.D1" chart:class="chart:line">
            <chart:data-point chart:repeated="5"/>
          </chart:series>
          <chart:series chart:style-name="ch10" chart:values-cell-range-address="Sheet1.E2:Sheet1.E6" chart:label-cell-address="Sheet1.E1:Sheet1.E1" chart:class="chart:line">
            <chart:data-point chart:repeated="5"/>
          </chart:series>
          <chart:series chart:style-name="ch11" chart:values-cell-range-address="Sheet1.F2:Sheet1.F6" chart:label-cell-address="Sheet1.F1:Sheet1.F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D1:Sheet1.D1</svg:desc>
                </draw:g>
              </table:table-cell>
              <table:table-cell office:value-type="string">
                <text:p>95 percent</text:p>
                <draw:g>
                  <svg:desc>Sheet1.E1:Sheet1.E1</svg:desc>
                </draw:g>
              </table:table-cell>
              <table:table-cell office:value-type="string">
                <text:p>99 percent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2:Sheet1.C6</svg:desc>
                </draw:g>
              </table:table-cell>
              <table:table-cell office:value-type="float" office:value="2.25">
                <text:p>2.25</text:p>
                <draw:g>
                  <svg:desc>Sheet1.D2:Sheet1.D6</svg:desc>
                </draw:g>
              </table:table-cell>
              <table:table-cell office:value-type="float" office:value="6">
                <text:p>6</text:p>
                <draw:g>
                  <svg:desc>Sheet1.E2:Sheet1.E6</svg:desc>
                </draw:g>
              </table:table-cell>
              <table:table-cell office:value-type="float" office:value="6">
                <text:p>6</text:p>
                <draw:g>
                  <svg:desc>Sheet1.F2:Sheet1.F6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.41666666666667">
                <text:p>3.4166666666666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2.8333333333333">
                <text:p>12.8333333333333</text:p>
              </table:table-cell>
              <table:table-cell office:value-type="float" office:value="48.3333333333333">
                <text:p>48.3333333333333</text:p>
              </table:table-cell>
              <table:table-cell office:value-type="float" office:value="48.3333333333333">
                <text:p>48.333333333333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41666666666667">
                <text:p>1.4166666666666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2cm" xlink:href=".." xlink:type="simple" chart:class="chart:line" chart:style-name="ch1">
        <chart:title svg:x="5.032cm" svg:y="0.316cm" chart:style-name="ch2">
          <text:p>1G, Workload D, Insert stage</text:p>
        </chart:title>
        <chart:legend chart:legend-position="end" svg:x="13.04cm" svg:y="3.709cm" style:legend-expansion="high" chart:style-name="ch3"/>
        <chart:plot-area chart:style-name="ch4" table:cell-range-address="Sheet1.C8:Sheet1.F13" chart:data-source-has-labels="both" svg:x="1.33cm" svg:y="1.301cm" svg:width="11.391cm" svg:height="6.55cm">
          <chartooo:coordinate-region svg:x="2.507cm" svg:y="1.5cm" svg:width="10.214cm" svg:height="5.704cm"/>
          <chart:axis chart:dimension="x" chart:name="primary-x" chart:style-name="ch5" chartooo:axis-type="auto">
            <chartooo:date-scale/>
            <chart:title svg:x="6.055cm" svg:y="8.031cm" chart:style-name="ch6">
              <text:p># of Records</text:p>
            </chart:title>
            <chart:categories table:cell-range-address="Sheet1.C9:Sheet1.C13"/>
          </chart:axis>
          <chart:axis chart:dimension="y" chart:name="primary-y" chart:style-name="ch5">
            <chart:title svg:x="0.451cm" svg:y="5.295cm" chart:style-name="ch7">
              <text:p>Time (us)</text:p>
            </chart:title>
            <chart:grid chart:style-name="ch8" chart:class="major"/>
          </chart:axis>
          <chart:series chart:style-name="ch9" chart:values-cell-range-address="Sheet1.D9:Sheet1.D13" chart:label-cell-address="Sheet1.D8:Sheet1.D8" chart:class="chart:line">
            <chart:data-point chart:repeated="5"/>
          </chart:series>
          <chart:series chart:style-name="ch10" chart:values-cell-range-address="Sheet1.E9:Sheet1.E13" chart:label-cell-address="Sheet1.E8:Sheet1.E8" chart:class="chart:line">
            <chart:data-point chart:repeated="5"/>
          </chart:series>
          <chart:series chart:style-name="ch11" chart:values-cell-range-address="Sheet1.F9:Sheet1.F13" chart:label-cell-address="Sheet1.F8:Sheet1.F8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D8:Sheet1.D8</svg:desc>
                </draw:g>
              </table:table-cell>
              <table:table-cell office:value-type="string">
                <text:p>95 percent</text:p>
                <draw:g>
                  <svg:desc>Sheet1.E8:Sheet1.E8</svg:desc>
                </draw:g>
              </table:table-cell>
              <table:table-cell office:value-type="string">
                <text:p>99 percent</text:p>
                <draw:g>
                  <svg:desc>Sheet1.F8:Sheet1.F8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9:Sheet1.C13</svg:desc>
                </draw:g>
              </table:table-cell>
              <table:table-cell office:value-type="float" office:value="9360.38746214098">
                <text:p>9360.38746214098</text:p>
                <draw:g>
                  <svg:desc>Sheet1.D9:Sheet1.D13</svg:desc>
                </draw:g>
              </table:table-cell>
              <table:table-cell office:value-type="float" office:value="45609.6666666667">
                <text:p>45609.6666666667</text:p>
                <draw:g>
                  <svg:desc>Sheet1.E9:Sheet1.E13</svg:desc>
                </draw:g>
              </table:table-cell>
              <table:table-cell office:value-type="float" office:value="83231">
                <text:p>83231</text:p>
                <draw:g>
                  <svg:desc>Sheet1.F9:Sheet1.F13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580.73579157092">
                <text:p>5580.73579157092</text:p>
              </table:table-cell>
              <table:table-cell office:value-type="float" office:value="19343.3333333333">
                <text:p>19343.3333333333</text:p>
              </table:table-cell>
              <table:table-cell office:value-type="float" office:value="57257.6666666667">
                <text:p>57257.666666666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193.03469101144">
                <text:p>2193.03469101144</text:p>
              </table:table-cell>
              <table:table-cell office:value-type="float" office:value="11400.3333333333">
                <text:p>11400.3333333333</text:p>
              </table:table-cell>
              <table:table-cell office:value-type="float" office:value="29108.3333333333">
                <text:p>29108.333333333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050.06744436348">
                <text:p>3050.06744436348</text:p>
              </table:table-cell>
              <table:table-cell office:value-type="float" office:value="13811">
                <text:p>13811</text:p>
              </table:table-cell>
              <table:table-cell office:value-type="float" office:value="35327">
                <text:p>353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2cm" xlink:href=".." xlink:type="simple" chart:class="chart:line" chart:style-name="ch1">
        <chart:title svg:x="5.085cm" svg:y="0.316cm" chart:style-name="ch2">
          <text:p>1G, Workload D, Read stage</text:p>
        </chart:title>
        <chart:legend chart:legend-position="end" svg:x="13.04cm" svg:y="3.709cm" style:legend-expansion="high" chart:style-name="ch3"/>
        <chart:plot-area chart:style-name="ch4" table:cell-range-address="Sheet1.C14:Sheet1.F19" chart:data-source-has-labels="both" svg:x="1.33cm" svg:y="1.301cm" svg:width="11.391cm" svg:height="6.55cm">
          <chartooo:coordinate-region svg:x="2.507cm" svg:y="1.5cm" svg:width="10.214cm" svg:height="5.704cm"/>
          <chart:axis chart:dimension="x" chart:name="primary-x" chart:style-name="ch5" chartooo:axis-type="auto">
            <chartooo:date-scale/>
            <chart:title svg:x="6.055cm" svg:y="8.031cm" chart:style-name="ch6">
              <text:p># of Records</text:p>
            </chart:title>
            <chart:categories table:cell-range-address="Sheet1.C15:Sheet1.C19"/>
          </chart:axis>
          <chart:axis chart:dimension="y" chart:name="primary-y" chart:style-name="ch5">
            <chart:title svg:x="0.451cm" svg:y="5.295cm" chart:style-name="ch7">
              <text:p>Time (us)</text:p>
            </chart:title>
            <chart:grid chart:style-name="ch8" chart:class="major"/>
          </chart:axis>
          <chart:series chart:style-name="ch9" chart:values-cell-range-address="Sheet1.D15:Sheet1.D19" chart:label-cell-address="Sheet1.D14:Sheet1.D14" chart:class="chart:line">
            <chart:data-point chart:repeated="5"/>
          </chart:series>
          <chart:series chart:style-name="ch10" chart:values-cell-range-address="Sheet1.E15:Sheet1.E19" chart:label-cell-address="Sheet1.E14:Sheet1.E14" chart:class="chart:line">
            <chart:data-point chart:repeated="5"/>
          </chart:series>
          <chart:series chart:style-name="ch11" chart:values-cell-range-address="Sheet1.F15:Sheet1.F19" chart:label-cell-address="Sheet1.F14:Sheet1.F14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D14:Sheet1.D14</svg:desc>
                </draw:g>
              </table:table-cell>
              <table:table-cell office:value-type="string">
                <text:p>95 percent</text:p>
                <draw:g>
                  <svg:desc>Sheet1.E14:Sheet1.E14</svg:desc>
                </draw:g>
              </table:table-cell>
              <table:table-cell office:value-type="string">
                <text:p>99 percent</text:p>
                <draw:g>
                  <svg:desc>Sheet1.F14:Sheet1.F14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15:Sheet1.C19</svg:desc>
                </draw:g>
              </table:table-cell>
              <table:table-cell office:value-type="float" office:value="383.305462400657">
                <text:p>383.305462400657</text:p>
                <draw:g>
                  <svg:desc>Sheet1.D15:Sheet1.D19</svg:desc>
                </draw:g>
              </table:table-cell>
              <table:table-cell office:value-type="float" office:value="698.666666666667">
                <text:p>698.666666666667</text:p>
                <draw:g>
                  <svg:desc>Sheet1.E15:Sheet1.E19</svg:desc>
                </draw:g>
              </table:table-cell>
              <table:table-cell office:value-type="float" office:value="6964.66666666667">
                <text:p>6964.66666666667</text:p>
                <draw:g>
                  <svg:desc>Sheet1.F15:Sheet1.F19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26.826796585338">
                <text:p>526.826796585338</text:p>
              </table:table-cell>
              <table:table-cell office:value-type="float" office:value="1070.66666666667">
                <text:p>1070.66666666667</text:p>
              </table:table-cell>
              <table:table-cell office:value-type="float" office:value="9479">
                <text:p>947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735.166260233357">
                <text:p>735.166260233357</text:p>
              </table:table-cell>
              <table:table-cell office:value-type="float" office:value="1771.66666666667">
                <text:p>1771.66666666667</text:p>
              </table:table-cell>
              <table:table-cell office:value-type="float" office:value="15606.3333333333">
                <text:p>15606.333333333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290.336353201">
                <text:p>1290.336353201</text:p>
              </table:table-cell>
              <table:table-cell office:value-type="float" office:value="5379.66666666667">
                <text:p>5379.66666666667</text:p>
              </table:table-cell>
              <table:table-cell office:value-type="float" office:value="23117.6666666667">
                <text:p>23117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